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441dfd" style:font-size-asian="16pt" style:font-size-complex="16pt"/>
    </style:style>
    <style:style style:name="P2" style:family="paragraph" style:parent-style-name="Text_20_body">
      <style:text-properties officeooo:rsid="0025582f" officeooo:paragraph-rsid="003d65ad"/>
    </style:style>
    <style:style style:name="P3" style:family="paragraph" style:parent-style-name="Text_20_body">
      <style:text-properties officeooo:rsid="0025582f" officeooo:paragraph-rsid="003e7786"/>
    </style:style>
    <style:style style:name="P4" style:family="paragraph" style:parent-style-name="Text_20_body">
      <style:text-properties officeooo:rsid="002313f0" officeooo:paragraph-rsid="00414355"/>
    </style:style>
    <style:style style:name="P5" style:family="paragraph" style:parent-style-name="Text_20_body">
      <style:text-properties officeooo:rsid="0024a75a" officeooo:paragraph-rsid="00423113"/>
    </style:style>
    <style:style style:name="P6" style:family="paragraph" style:parent-style-name="Text_20_body">
      <style:text-properties officeooo:rsid="00247c6d" officeooo:paragraph-rsid="00441dfd"/>
    </style:style>
    <style:style style:name="P7" style:family="paragraph" style:parent-style-name="Text_20_body">
      <style:text-properties officeooo:rsid="00441dfd" officeooo:paragraph-rsid="00441dfd"/>
    </style:style>
    <style:style style:name="P8" style:family="paragraph" style:parent-style-name="Heading_20_1" style:master-page-name="Right_20_Page">
      <style:paragraph-properties style:page-number="auto"/>
      <style:text-properties officeooo:rsid="000aca01" officeooo:paragraph-rsid="00441dfd"/>
    </style:style>
    <style:style style:name="P9" style:family="paragraph" style:parent-style-name="Heading_20_3">
      <style:text-properties officeooo:paragraph-rsid="003d65ad"/>
    </style:style>
    <style:style style:name="P10" style:family="paragraph" style:parent-style-name="Heading_20_3">
      <style:text-properties officeooo:paragraph-rsid="003e7786"/>
    </style:style>
    <style:style style:name="P11" style:family="paragraph" style:parent-style-name="Heading_20_3">
      <style:text-properties officeooo:paragraph-rsid="00414355"/>
    </style:style>
    <style:style style:name="P12" style:family="paragraph" style:parent-style-name="Heading_20_3">
      <style:text-properties officeooo:paragraph-rsid="00423113"/>
    </style:style>
    <style:style style:name="P13" style:family="paragraph" style:parent-style-name="Heading_20_3">
      <style:text-properties officeooo:paragraph-rsid="00441dfd"/>
    </style:style>
    <style:style style:name="P14" style:family="paragraph" style:parent-style-name="Heading_20_3">
      <style:paragraph-properties fo:break-before="page"/>
      <style:text-properties officeooo:rsid="0025582f" officeooo:paragraph-rsid="003d65ad"/>
    </style:style>
    <style:style style:name="P15" style:family="paragraph" style:parent-style-name="Heading_20_3">
      <style:paragraph-properties fo:break-before="page"/>
      <style:text-properties officeooo:rsid="002313f0" officeooo:paragraph-rsid="00414355"/>
    </style:style>
    <style:style style:name="P16" style:family="paragraph" style:parent-style-name="Heading_20_3">
      <style:paragraph-properties fo:break-before="page"/>
      <style:text-properties officeooo:rsid="0024a75a" officeooo:paragraph-rsid="00423113"/>
    </style:style>
    <style:style style:name="P17" style:family="paragraph" style:parent-style-name="Heading_20_3">
      <style:paragraph-properties fo:break-before="page"/>
      <style:text-properties officeooo:rsid="00247c6d" officeooo:paragraph-rsid="00441dfd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5582f"/>
    </style:style>
    <style:style style:name="T4" style:family="text">
      <style:text-properties officeooo:rsid="00245811"/>
    </style:style>
    <style:style style:name="T5" style:family="text">
      <style:text-properties officeooo:rsid="0022dc82"/>
    </style:style>
    <style:style style:name="T6" style:family="text">
      <style:text-properties officeooo:rsid="003d65ad"/>
    </style:style>
    <style:style style:name="T7" style:family="text">
      <style:text-properties officeooo:rsid="003e7786"/>
    </style:style>
    <style:style style:name="T8" style:family="text">
      <style:text-properties officeooo:rsid="003fbf23"/>
    </style:style>
    <style:style style:name="T9" style:family="text">
      <style:text-properties officeooo:rsid="002313f0"/>
    </style:style>
    <style:style style:name="T10" style:family="text">
      <style:text-properties officeooo:rsid="0024a75a"/>
    </style:style>
    <style:style style:name="T11" style:family="text">
      <style:text-properties officeooo:rsid="00423113"/>
    </style:style>
    <style:style style:name="T12" style:family="text">
      <style:text-properties officeooo:rsid="00247c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2">Where Have All The Flowers Gone</text:span></text:h>
      <text:h text:style-name="Heading_20_2" text:outline-level="2">(<text:span text:style-name="T12">Pete Seeger</text:span>)</text:h>
      <text:p text:style-name="Text_20_body">Time Signature: <text:span text:style-name="T1">4</text:span>/4 </text:p>
      <text:p text:style-name="Text_20_body">Chords: <text:span text:style-name="T12">C, D, Em, G</text:span></text:p>
      <text:p text:style-name="Text_20_body">Tempo: <text:span text:style-name="T2">100</text:span> - 1<text:span text:style-name="T2">2</text:span>0 BPM</text:p>
      <text:p text:style-name="P1"/>
      <text:h text:style-name="P17" text:outline-level="3">[VERSE 1]</text:h>
      <text:p text:style-name="P6">G <text:s text:c="18"/>Em</text:p>
      <text:p text:style-name="P6">Where have all the flowers gone?</text:p>
      <text:p text:style-name="P6">C <text:s text:c="8"/>D</text:p>
      <text:p text:style-name="P6">Long time passing</text:p>
      <text:p text:style-name="P6">G <text:s text:c="18"/>Em</text:p>
      <text:p text:style-name="P6">Where have all the flowers gone?</text:p>
      <text:p text:style-name="P6">C <text:s text:c="8"/>D</text:p>
      <text:p text:style-name="P6">Long time ago</text:p>
      <text:p text:style-name="P6">G <text:s text:c="18"/>Em</text:p>
      <text:p text:style-name="P6">Where have all the flowers gone?</text:p>
      <text:p text:style-name="P6">C <text:s text:c="21"/>D</text:p>
      <text:p text:style-name="P6">Girls have picked them every one</text:p>
      <text:p text:style-name="P6">C <text:s text:c="14"/>G</text:p>
      <text:p text:style-name="P6">When will they ever learn?</text:p>
      <text:p text:style-name="P6">C <text:s text:c="13"/>D <text:s text:c="3"/>G</text:p>
      <text:p text:style-name="P6">When will they ever learn?</text:p>
      <text:h text:style-name="P13" text:outline-level="3">[VERSE 2]</text:h>
      <text:p text:style-name="P6">G <text:s text:c="18"/>Em</text:p>
      <text:p text:style-name="P6">Where have all the young girls gone?</text:p>
      <text:p text:style-name="P6">C <text:s text:c="8"/>D</text:p>
      <text:p text:style-name="P6">Long time passing</text:p>
      <text:p text:style-name="P6">G <text:s text:c="18"/>Em</text:p>
      <text:p text:style-name="P6">Where have all the young girls gone?</text:p>
      <text:p text:style-name="P6">C <text:s text:c="8"/>D</text:p>
      <text:p text:style-name="P6">Long time ago</text:p>
      <text:p text:style-name="P6">G <text:s text:c="18"/>Em</text:p>
      <text:p text:style-name="P6">Where have all the young girls gone?</text:p>
      <text:p text:style-name="P6">C <text:s text:c="13"/>D</text:p>
      <text:p text:style-name="P6">Taken husbands every one</text:p>
      <text:p text:style-name="P6">C <text:s text:c="13"/>G</text:p>
      <text:p text:style-name="P6">When will they ever learn?</text:p>
      <text:p text:style-name="P6">C <text:s text:c="13"/>D <text:s text:c="4"/>G</text:p>
      <text:p text:style-name="P6">When will they ever learn?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3" text:outline-level="3"><text:soft-page-break/>[VERSE 3]</text:h>
      <text:p text:style-name="P6">G <text:s text:c="18"/>Em</text:p>
      <text:p text:style-name="P6">Where have all the young men gone?</text:p>
      <text:p text:style-name="P6">C <text:s text:c="8"/>D</text:p>
      <text:p text:style-name="P6">Long time passing</text:p>
      <text:p text:style-name="P6">G <text:s text:c="18"/>Em</text:p>
      <text:p text:style-name="P6">Where have all the young men gone?</text:p>
      <text:p text:style-name="P6">C <text:s text:c="8"/>D</text:p>
      <text:p text:style-name="P6">Long time ago</text:p>
      <text:p text:style-name="P6">G <text:s text:c="18"/>Em</text:p>
      <text:p text:style-name="P6">Where have all the young men gone?</text:p>
      <text:p text:style-name="P6">C <text:s text:c="16"/>D</text:p>
      <text:p text:style-name="P6">Gone for soldiers every one</text:p>
      <text:p text:style-name="P6">C <text:s text:c="13"/>G</text:p>
      <text:p text:style-name="P6">When will they ever learn?</text:p>
      <text:p text:style-name="P6">C <text:s text:c="13"/>D <text:s text:c="3"/>G</text:p>
      <text:p text:style-name="P6">When will they ever learn?</text:p>
      <text:h text:style-name="P13" text:outline-level="3">[VERSE 4]</text:h>
      <text:p text:style-name="P6">G <text:s text:c="17"/>Em</text:p>
      <text:p text:style-name="P6">Where have all the soldiers gone?</text:p>
      <text:p text:style-name="P6">C <text:s text:c="8"/>D</text:p>
      <text:p text:style-name="P6">Long time passing</text:p>
      <text:p text:style-name="P6">G <text:s text:c="17"/>Em</text:p>
      <text:p text:style-name="P6">Where have all the soldiers gone?</text:p>
      <text:p text:style-name="P6">C <text:s text:c="8"/>D</text:p>
      <text:p text:style-name="P6">Long time ago</text:p>
      <text:p text:style-name="P6">G <text:s text:c="17"/>Em</text:p>
      <text:p text:style-name="P6">Where have all the soldiers gone?</text:p>
      <text:p text:style-name="P6">C <text:s text:c="17"/>D</text:p>
      <text:p text:style-name="P6">Gone to graveyards every one</text:p>
      <text:p text:style-name="P6">C <text:s text:c="13"/>G</text:p>
      <text:p text:style-name="P6">When will they ever learn?</text:p>
      <text:p text:style-name="P6">C <text:s text:c="13"/>D <text:s text:c="3"/>G</text:p>
      <text:p text:style-name="P6">When will they ever learn?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3" text:outline-level="3"><text:soft-page-break/>[VERSE 5]</text:h>
      <text:p text:style-name="P6">G <text:s text:c="17"/>Em</text:p>
      <text:p text:style-name="P6">Where have all the graveyards gone?</text:p>
      <text:p text:style-name="P6">C <text:s text:c="8"/>D</text:p>
      <text:p text:style-name="P6">Long time passing</text:p>
      <text:p text:style-name="P6">G <text:s text:c="17"/>Em</text:p>
      <text:p text:style-name="P6">Where have all the graveyards gone?</text:p>
      <text:p text:style-name="P6">C <text:s text:c="8"/>D</text:p>
      <text:p text:style-name="P6">Long time ago</text:p>
      <text:p text:style-name="P6">G <text:s text:c="17"/>Em</text:p>
      <text:p text:style-name="P6">Where have all the graveyards gone?</text:p>
      <text:p text:style-name="P6">C <text:s text:c="19"/>D</text:p>
      <text:p text:style-name="P6">Covered with flowers every one</text:p>
      <text:p text:style-name="P6">C <text:s text:c="11"/>G</text:p>
      <text:p text:style-name="P6">When will we ever learn?</text:p>
      <text:p text:style-name="P6">C <text:s text:c="11"/>D <text:s text:c="4"/>G</text:p>
      <text:p text:style-name="P6"><text:span text:style-name="T12">When will we ever lear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4M16S</meta:editing-duration>
    <meta:editing-cycles>49</meta:editing-cycles>
    <meta:generator>LibreOffice/4.3.3.2$Linux_X86_64 LibreOffice_project/430m0$Build-2</meta:generator>
    <dc:title>Lyrics + Chords</dc:title>
    <dc:date>2017-04-04T22:39:52.871120972</dc:date>
    <meta:print-date>2017-04-03T12:23:29.985893000</meta:print-date>
    <meta:document-statistic meta:table-count="0" meta:image-count="0" meta:object-count="0" meta:page-count="4" meta:paragraph-count="90" meta:word-count="317" meta:character-count="1924" meta:non-whitespace-character-count="112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